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weight="bold"/>
    </style:style>
    <style:style style:name="P2" style:family="paragraph" style:parent-style-name="Heading_20_2">
      <style:text-properties fo:font-size="16pt" fo:font-weight="bold" style:font-size-asian="16pt" style:font-size-complex="16pt"/>
    </style:style>
    <style:style style:name="P3" style:family="paragraph" style:parent-style-name="Heading_20_2">
      <style:text-properties fo:font-size="16pt" fo:font-weight="bold" officeooo:rsid="0028c9b9" officeooo:paragraph-rsid="0028c9b9" style:font-size-asian="16pt" style:font-size-complex="16pt"/>
    </style:style>
    <style:style style:name="P4" style:family="paragraph" style:parent-style-name="Heading_20_2">
      <style:text-properties fo:font-size="16pt" style:font-size-asian="16pt" style:font-size-complex="16pt"/>
    </style:style>
    <style:style style:name="P5" style:family="paragraph" style:parent-style-name="Heading_20_2">
      <style:text-properties fo:font-size="16pt" fo:font-style="normal" fo:font-weight="bold" style:font-size-asian="16pt" style:font-style-asian="normal" style:font-weight-asian="normal" style:font-size-complex="16pt" style:font-style-complex="normal" style:font-weight-complex="normal"/>
    </style:style>
    <style:style style:name="P6" style:family="paragraph" style:parent-style-name="Heading_20_5">
      <style:text-properties fo:font-size="16pt" fo:font-weight="bold" style:font-size-asian="16pt" style:font-size-complex="16pt"/>
    </style:style>
    <style:style style:name="P7" style:family="paragraph" style:parent-style-name="Standard">
      <style:text-properties officeooo:rsid="00012f2a" officeooo:paragraph-rsid="00012f2a"/>
    </style:style>
    <style:style style:name="P8" style:family="paragraph" style:parent-style-name="Standard">
      <style:text-properties fo:font-size="16pt" fo:font-weight="bold" officeooo:rsid="00012f2a" officeooo:paragraph-rsid="00012f2a" style:font-size-asian="16pt" style:font-weight-asian="bold" style:font-size-complex="16pt" style:font-weight-complex="bold"/>
    </style:style>
    <style:style style:name="P9" style:family="paragraph" style:parent-style-name="Standard">
      <style:text-properties fo:font-size="14pt" style:font-size-asian="14pt" style:font-size-complex="14pt"/>
    </style:style>
    <style:style style:name="P10" style:family="paragraph" style:parent-style-name="Standard">
      <style:text-properties fo:font-size="14pt" fo:font-style="normal" fo:font-weight="normal" style:font-size-asian="14pt" style:font-style-asian="normal" style:font-weight-asian="normal" style:font-size-complex="14pt" style:font-style-complex="normal" style:font-weight-complex="normal"/>
    </style:style>
    <style:style style:name="P11" style:family="paragraph" style:parent-style-name="Text_20_body">
      <style:text-properties fo:font-size="14pt" style:font-size-asian="14pt" style:font-size-complex="14pt"/>
    </style:style>
    <style:style style:name="P12" style:family="paragraph" style:parent-style-name="Text_20_body" style:list-style-name="L1">
      <style:text-properties fo:font-size="14pt" style:font-size-asian="14pt" style:font-size-complex="14pt"/>
    </style:style>
    <style:style style:name="P13" style:family="paragraph" style:parent-style-name="Text_20_body" style:list-style-name="L3">
      <style:text-properties fo:font-size="14pt" style:font-size-asian="14pt" style:font-size-complex="14pt"/>
    </style:style>
    <style:style style:name="P14" style:family="paragraph" style:parent-style-name="Text_20_body" style:list-style-name="L4">
      <style:text-properties fo:font-size="14pt" officeooo:rsid="0028c9b9" officeooo:paragraph-rsid="0028c9b9" style:font-size-asian="14pt" style:font-size-complex="14pt"/>
    </style:style>
    <style:style style:name="P15" style:family="paragraph" style:parent-style-name="Text_20_body" style:list-style-name="L5">
      <style:text-properties fo:font-size="14pt" officeooo:rsid="002bd8a4" officeooo:paragraph-rsid="002bd8a4" style:font-size-asian="14pt" style:font-size-complex="14pt"/>
    </style:style>
    <style:style style:name="P16" style:family="paragraph" style:parent-style-name="Text_20_body" style:list-style-name="L2">
      <style:text-properties fo:font-size="14pt" fo:font-style="normal" fo:font-weight="normal" style:font-size-asian="14pt" style:font-style-asian="normal" style:font-weight-asian="normal" style:font-size-complex="14pt" style:font-style-complex="normal" style:font-weight-complex="normal"/>
    </style:style>
    <style:style style:name="P17" style:family="paragraph" style:parent-style-name="Text_20_body">
      <style:text-properties fo:font-size="14pt" fo:font-style="normal" fo:font-weight="bold" style:font-size-asian="14pt" style:font-style-asian="normal" style:font-weight-asian="normal" style:font-size-complex="14pt" style:font-style-complex="normal" style:font-weight-complex="normal"/>
    </style:style>
    <style:style style:name="P18" style:family="paragraph" style:parent-style-name="Text_20_body" style:list-style-name="L6">
      <style:text-properties fo:font-size="14pt" fo:font-weight="normal" officeooo:rsid="002df991" officeooo:paragraph-rsid="002df991" style:font-size-asian="14pt" style:font-weight-asian="normal" style:font-size-complex="14pt" style:font-weight-complex="normal"/>
    </style:style>
    <style:style style:name="P19" style:family="paragraph" style:parent-style-name="Text_20_body" style:list-style-name="L1">
      <style:paragraph-properties fo:margin-top="0cm" fo:margin-bottom="0cm" loext:contextual-spacing="false"/>
      <style:text-properties fo:font-size="14pt" style:font-size-asian="14pt" style:font-size-complex="14pt"/>
    </style:style>
    <style:style style:name="P20" style:family="paragraph" style:parent-style-name="Text_20_body" style:list-style-name="L1">
      <style:paragraph-properties fo:margin-top="0cm" fo:margin-bottom="0cm" loext:contextual-spacing="false"/>
      <style:text-properties fo:font-size="14pt" officeooo:paragraph-rsid="0008c5ed" style:font-size-asian="14pt" style:font-size-complex="14pt"/>
    </style:style>
    <style:style style:name="P21" style:family="paragraph" style:parent-style-name="Text_20_body" style:list-style-name="L3">
      <style:paragraph-properties fo:margin-top="0cm" fo:margin-bottom="0cm" loext:contextual-spacing="false"/>
      <style:text-properties fo:font-size="14pt" style:font-size-asian="14pt" style:font-size-complex="14pt"/>
    </style:style>
    <style:style style:name="P22" style:family="paragraph" style:parent-style-name="Text_20_body" style:list-style-name="L3">
      <style:paragraph-properties fo:margin-top="0cm" fo:margin-bottom="0cm" loext:contextual-spacing="false"/>
      <style:text-properties fo:font-size="14pt" fo:font-style="normal" fo:font-weight="normal" officeooo:paragraph-rsid="002495c2"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0d58fd"/>
    </style:style>
    <style:style style:name="T4" style:family="text">
      <style:text-properties officeooo:rsid="000ed3d8"/>
    </style:style>
    <style:style style:name="T5" style:family="text">
      <style:text-properties officeooo:rsid="001b181d"/>
    </style:style>
    <style:style style:name="T6" style:family="text">
      <style:text-properties fo:font-style="normal" fo:font-weight="bold"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officeooo:rsid="002e82a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8">What is API?</text:p>
      <text:p text:style-name="P7"/>
      <text:p text:style-name="P9">API stands for application programming interface. APIs are the little pieces of code that make it possible for digital devices, software applications, and data servers to talk with each other, and they’re the essential backbone of so many services we now rely on. API integration is simply the connection between two (or more) applications, programs, services, or systems, using APIs. Applications use APIs to send and receive data and content between each other. </text:p>
      <text:h text:style-name="P4" text:outline-level="2"><text:bookmark text:name="what-are-apis-used-for"/><text:span text:style-name="T1">What are APIs used for?</text:span></text:h>
      <text:list xml:id="list1946766958" text:style-name="L1">
        <text:list-item>
          <text:p text:style-name="P20">APIs power desktop applications</text:p>
        </text:list-item>
        <text:list-item>
          <text:p text:style-name="P19">APIs are behind most web applications. </text:p>
        </text:list-item>
        <text:list-item>
          <text:p text:style-name="P19">APIs make mobile applications possible. </text:p>
        </text:list-item>
        <text:list-item>
          <text:p text:style-name="P19">APIs are the integrations for no code solutions. </text:p>
        </text:list-item>
        <text:list-item>
          <text:p text:style-name="P19">APIs connect devices to the internet. </text:p>
        </text:list-item>
        <text:list-item>
          <text:p text:style-name="P19">APIs define the networks—or the information passed between applications, systems, and devices. </text:p>
        </text:list-item>
        <text:list-item>
          <text:p text:style-name="P12">APIs even connect everyday things like automobiles, doorbells, dishwashers, and wearable devices. </text:p>
        </text:list-item>
      </text:list>
      <text:h text:style-name="P1" text:outline-level="2"><text:bookmark text:name="how-do-apis-work"/>How do APIs work?</text:h>
      <text:p text:style-name="P11"><text:span text:style-name="T3">T</text:span>hink about a metaphor, and a common scenario that a lot of folks use is that of the customer, a waiter, and a restaurant kitchen: A customer talks to the waiter and tells the waiter what she wants. The waiter takes down the order and communicates it to the kitchen. The kitchen does their work, creating the food, and then the waiter delivers the order back to the customer. <text:span text:style-name="T4">Same way API works.</text:span></text:p>
      <text:h text:style-name="P2" text:outline-level="2"><text:bookmark text:name="why-use-apis-reasons-to-use-apis"/>Why use APIs? Reasons to use APIs</text:h>
      <text:list xml:id="list409896110" text:style-name="L2">
        <text:list-item>
          <text:p text:style-name="P16">Integration with internal and external systems</text:p>
        </text:list-item>
        <text:list-item>
          <text:p text:style-name="P16">Adding or enhancing functionality of internal and external systems</text:p>
        </text:list-item>
        <text:list-item>
          <text:p text:style-name="P16">Adding or enhancing functionality for customers</text:p>
        </text:list-item>
        <text:list-item>
          <text:p text:style-name="P16">Speeding up software and system development</text:p>
        </text:list-item>
        <text:list-item>
          <text:p text:style-name="P16">Reducing operating costs</text:p>
        </text:list-item>
        <text:list-item>
          <text:p text:style-name="P16">Reducing software development costs</text:p>
        </text:list-item>
        <text:list-item>
          <text:p text:style-name="P16"><text:span text:style-name="T5">I</text:span>mproving software and system testing</text:p>
        </text:list-item>
        <text:list-item>
          <text:p text:style-name="P16">Improving organizational security and governance</text:p>
        </text:list-item>
        <text:list-item>
          <text:p text:style-name="P16"><text:soft-page-break/>Enabling mobile applications</text:p>
        </text:list-item>
        <text:list-item>
          <text:p text:style-name="P16">Reducing outages and non-performing systems</text:p>
        </text:list-item>
      </text:list>
      <text:h text:style-name="P5" text:outline-level="2"><text:bookmark text:name="the-different-kinds-of-apis"/>The different kinds of APIs</text:h>
      <text:list xml:id="list3598078244" text:style-name="L3">
        <text:list-item>
          <text:p text:style-name="P22"><text:span text:style-name="T2">Internal APIs</text:span> are APIs that are private and only used by your team, department, company, or organization. </text:p>
        </text:list-item>
        <text:list-item>
          <text:p text:style-name="P21"><text:span text:style-name="T2">External APIs</text:span>, also known as public APIs or open APIs (which is not to be confused with OpenAPI), are publicly available APIs that are available for anyone to use. </text:p>
        </text:list-item>
        <text:list-item>
          <text:p text:style-name="P13"><text:span text:style-name="T2">Partner APIs</text:span> are private and shared only with specific, integration partners outside of your organization. </text:p>
        </text:list-item>
      </text:list>
      <text:h text:style-name="P6" text:outline-level="5"><text:bookmark text:name="api-architectural-styles"/>API architectural styles</text:h>
      <text:list xml:id="list499188210" text:style-name="L4">
        <text:list-item>
          <text:p text:style-name="P14">REST API</text:p>
        </text:list-item>
        <text:list-item>
          <text:p text:style-name="P14">Webhooks</text:p>
        </text:list-item>
        <text:list-item>
          <text:p text:style-name="P14">SOAP API</text:p>
        </text:list-item>
        <text:list-item>
          <text:p text:style-name="P14">GraphQL</text:p>
        </text:list-item>
        <text:list-item>
          <text:p text:style-name="P14">WebSocket API</text:p>
        </text:list-item>
        <text:list-item>
          <text:p text:style-name="P14">gRPC API</text:p>
        </text:list-item>
        <text:list-item>
          <text:p text:style-name="P14">Server Sent Events</text:p>
        </text:list-item>
        <text:list-item>
          <text:p text:style-name="P14">AMQP API</text:p>
        </text:list-item>
        <text:list-item>
          <text:p text:style-name="P14">MQTT APIs</text:p>
        </text:list-item>
        <text:list-item>
          <text:p text:style-name="P14">EDI<text:tab/></text:p>
        </text:list-item>
      </text:list>
      <text:h text:style-name="P3" text:outline-level="2"><text:bookmark text:name="challenges-of-producing-apis-and-consuming-apis"/>Challenges of producing APIs and consuming APIs</text:h>
      <text:list xml:id="list2789816737" text:style-name="L5">
        <text:list-item>
          <text:p text:style-name="P15">Lack of time</text:p>
        </text:list-item>
        <text:list-item>
          <text:p text:style-name="P15">Lack of documentation</text:p>
        </text:list-item>
        <text:list-item>
          <text:p text:style-name="P15">Lack of knowledge</text:p>
        </text:list-item>
        <text:list-item>
          <text:p text:style-name="P15">Lack of people</text:p>
        </text:list-item>
        <text:list-item>
          <text:p text:style-name="P15">Complexity</text:p>
        </text:list-item>
        <text:list-item>
          <text:p text:style-name="P15">Stakeholder Prioritization</text:p>
        </text:list-item>
        <text:list-item>
          <text:p text:style-name="P15"><text:span text:style-name="T8">L</text:span>ack of Budget</text:p>
        </text:list-item>
        <text:list-item>
          <text:p text:style-name="P15"><text:soft-page-break/>Stakeholder expectations</text:p>
        </text:list-item>
        <text:list-item>
          <text:p text:style-name="P15">Leadership buy-in</text:p>
        </text:list-item>
        <text:list-item>
          <text:p text:style-name="P15">Lack of tools</text:p>
        </text:list-item>
        <text:list-item>
          <text:p text:style-name="P15">Team buy-in</text:p>
        </text:list-item>
      </text:list>
      <text:h text:style-name="P4" text:outline-level="2"><text:bookmark text:name="real-world-examples-of-apis"/><text:span text:style-name="T6">Real-world examples of APIs</text:span></text:h>
      <text:list xml:id="list3309084799" text:style-name="L6">
        <text:list-item>
          <text:p text:style-name="P18"><text:span text:style-name="T7">Twitter APIs</text:span></text:p>
        </text:list-item>
        <text:list-item>
          <text:p text:style-name="P18"><text:span text:style-name="T7">Imgur APIs</text:span></text:p>
        </text:list-item>
        <text:list-item>
          <text:p text:style-name="P18"><text:span text:style-name="T7">Okta APIs</text:span></text:p>
        </text:list-item>
        <text:list-item>
          <text:p text:style-name="P18"><text:span text:style-name="T7">SurveyMonkey APIs</text:span></text:p>
        </text:list-item>
        <text:list-item>
          <text:p text:style-name="P18"><text:span text:style-name="T7">Yepl APIs</text:span></text:p>
        </text:list-item>
      </text:list>
      <text:p text:style-name="P17"/>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09:37:18.511671367</meta:creation-date>
    <meta:generator>LibreOffice/6.4.7.2$Linux_X86_64 LibreOffice_project/40$Build-2</meta:generator>
    <dc:date>2022-03-16T09:55:46.837350895</dc:date>
    <meta:editing-duration>PT18M6S</meta:editing-duration>
    <meta:editing-cycles>50</meta:editing-cycles>
    <meta:document-statistic meta:table-count="0" meta:image-count="0" meta:object-count="0" meta:page-count="3" meta:paragraph-count="56" meta:word-count="452" meta:character-count="2626" meta:non-whitespace-character-count="2266"/>
  </office:meta>
</office:document-meta>
</file>